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4854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622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7535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1.561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939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0811in"/>
    </style:style>
    <style:style style:name="co31" style:family="table-column">
      <style:table-column-properties fo:break-before="auto" style:column-width="0.7646in"/>
    </style:style>
    <style:style style:name="co32" style:family="table-column">
      <style:table-column-properties fo:break-before="auto" style:column-width="1.4047in"/>
    </style:style>
    <style:style style:name="co33" style:family="table-column">
      <style:table-column-properties fo:break-before="auto" style:column-width="1.6661in"/>
    </style:style>
    <style:style style:name="co34" style:family="table-column">
      <style:table-column-properties fo:break-before="auto" style:column-width="1.1465in"/>
    </style:style>
    <style:style style:name="co35" style:family="table-column">
      <style:table-column-properties fo:break-before="auto" style:column-width="0.7862in"/>
    </style:style>
    <style:style style:name="co36" style:family="table-column">
      <style:table-column-properties fo:break-before="auto" style:column-width="1.3346in"/>
    </style:style>
    <style:style style:name="co37" style:family="table-column">
      <style:table-column-properties fo:break-before="auto" style:column-width="1.4984in"/>
    </style:style>
    <style:style style:name="co38" style:family="table-column">
      <style:table-column-properties fo:break-before="auto" style:column-width="2.1409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2.0098in"/>
    </style:style>
    <style:style style:name="co41" style:family="table-column">
      <style:table-column-properties fo:break-before="auto" style:column-width="1.0701in"/>
    </style:style>
    <style:style style:name="co42" style:family="table-column">
      <style:table-column-properties fo:break-before="auto" style:column-width="1.5839in"/>
    </style:style>
    <style:style style:name="co43" style:family="table-column">
      <style:table-column-properties fo:break-before="auto" style:column-width="1.0047in"/>
    </style:style>
    <style:style style:name="co44" style:family="table-column">
      <style:table-column-properties fo:break-before="auto" style:column-width="1.0264in"/>
    </style:style>
    <style:style style:name="co45" style:family="table-column">
      <style:table-column-properties fo:break-before="auto" style:column-width="1.1902in"/>
    </style:style>
    <style:style style:name="co46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1783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937in" fo:break-before="auto" style:use-optimal-row-height="false"/>
    </style:style>
    <style:style style:name="ro20" style:family="table-row">
      <style:table-row-properties style:row-height="0.1957in" fo:break-before="auto" style:use-optimal-row-height="false"/>
    </style:style>
    <style:style style:name="ro21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6839in" fo:break-before="auto" style:use-optimal-row-height="tru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1.0154in" fo:break-before="auto" style:use-optimal-row-height="true"/>
    </style:style>
    <style:style style:name="ro25" style:family="table-row">
      <style:table-row-properties style:row-height="1.3472in" fo:break-before="auto" style:use-optimal-row-height="tru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1.1811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0.3937in" fo:break-before="auto" style:use-optimal-row-height="false"/>
    </style:style>
    <style:style style:name="ro31" style:family="table-row">
      <style:table-row-properties style:row-height="2.5075in" fo:break-before="auto" style:use-optimal-row-height="true"/>
    </style:style>
    <style:style style:name="ro32" style:family="table-row">
      <style:table-row-properties style:row-height="1.0154in" fo:break-before="auto" style:use-optimal-row-height="false"/>
    </style:style>
    <style:style style:name="ro33" style:family="table-row">
      <style:table-row-properties style:row-height="1.1189in" fo:break-before="auto" style:use-optimal-row-height="false"/>
    </style:style>
    <style:style style:name="ro34" style:family="table-row">
      <style:table-row-properties style:row-height="0.611in" fo:break-before="auto" style:use-optimal-row-height="false"/>
    </style:style>
    <style:style style:name="ro35" style:family="table-row">
      <style:table-row-properties style:row-height="1.2437in" fo:break-before="auto" style:use-optimal-row-height="true"/>
    </style:style>
    <style:style style:name="ro36" style:family="table-row">
      <style:table-row-properties style:row-height="1.078in" fo:break-before="auto" style:use-optimal-row-height="true"/>
    </style:style>
    <style:style style:name="ro37" style:family="table-row">
      <style:table-row-properties style:row-height="1.2638in" fo:break-before="auto" style:use-optimal-row-height="false"/>
    </style:style>
    <style:style style:name="ro38" style:family="table-row">
      <style:table-row-properties style:row-height="1.3681in" fo:break-before="auto" style:use-optimal-row-height="true"/>
    </style:style>
    <style:style style:name="ro39" style:family="table-row">
      <style:table-row-properties style:row-height="2.6736in" fo:break-before="auto" style:use-optimal-row-height="true"/>
    </style:style>
    <style:style style:name="ro40" style:family="table-row">
      <style:table-row-properties style:row-height="0.1862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ext-properties style:font-name="Arial" fo:font-size="10pt" fo:font-weight="normal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2.6">
            <text:p>2.6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8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9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Account.C4:Dashboard.C4])" office:value-type="float" office:value="260">
            <text:p>26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1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1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3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3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3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3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3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3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3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4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4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5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PLT_16.001, PLT_17.001,PLT_18.001,PLT_19.001,PLT_20.001,PLT_21.001,PLT_22.001,PLT_09.004,PLT_09.005,PLT_13.001, PLT_01.026, PLT_24.001,PLT_24.002,PLT_24.003,PLT_24.004,PLT_24.005,PLT_24.006,PLT_24.007,PLT_24.008,PLT_24.009,PLT_24.010,PLT_24.011,PLT_24.012,PLT_24.013,PLT_24.014,PLT_24.015,PLT_24.016,PLT_24.017,PLT_24.018,PLT_24.019,PLT_24.020,LT_24.021,LT_24.022,LT_24.023,LT_24.024,LT_24.025,PLT_16.001,PL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6" office:value-type="float" office:value="2">
            <text:p>2.0</text:p>
          </table:table-cell>
          <table:table-cell table:style-name="ce23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5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5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5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5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15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15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>
          <table:table-cell/>
          <table:table-cell table:style-name="ce15" office:value-type="string">
            <text:p>24 – Dec 2010</text:p>
          </table:table-cell>
          <table:table-cell table:style-name="ce15" office:value-type="float" office:value="2.6">
            <text:p>2.6</text:p>
          </table:table-cell>
          <table:table-cell table:style-name="ce15" office:value-type="string">
            <text:p>Update with new format</text:p>
          </table:table-cell>
          <table:table-cell table:style-name="ce15" office:value-type="string">
            <text:p>hang.nguyen</text:p>
          </table:table-cell>
          <table:table-cell table:style-name="ce15" table:number-columns-repeated="2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8">
          <table:table-cell table:style-name="ce47" office:value-type="string">
            <text:p>GTN_PLT_ACC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GTN_PLT_ACR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8">
          <table:table-cell table:style-name="ce50" office:value-type="string">
            <text:p>GTN_PLT_ACR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4">
          <table:table-cell table:style-name="ce50" office:value-type="string">
            <text:p>GTN_PLT_ACR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5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GTN_PLT_ORG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ORG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ORG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ORG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2_02.001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7" office:value-type="string">
            <text:p>GTN_PLT_ORG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5</text:p>
          </table:table-cell>
          <table:table-cell table:style-name="ce50" office:value-type="string">
            <text:p>Add new group when group name is the same with existing but different with lower/upper case</text:p>
            <draw:frame table:end-cell-address="Check_List.B90" table:end-x="0.6236in" table:end-y="0.0283in" draw:z-index="0" draw:name="http://jira.exoplatform.org/images/icons/link_out_bot.gif" draw:style-name="gr1" draw:text-style-name="P1" svg:width="0.622in" svg:height="0.0524in" svg:x="0.0016in" svg:y="0.326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3in" table:end-y="0.0268in" draw:z-index="1" draw:name="http://jira.exoplatform.org/images/icons/link_out_bot.gif" draw:style-name="gr1" draw:text-style-name="P1" svg:width="0.5165in" svg:height="0.0508in" svg:x="5.2748in" svg:y="0.326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7</text:p>
          </table:table-cell>
          <table:table-cell table:style-name="ce50" office:value-type="string">
            <text:p>Add new group when Name contains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0</text:p>
          </table:table-cell>
          <table:table-cell table:style-name="ce50" office:value-type="string">
            <text:p>Add new group with label less than 3 or over 30 characters</text:p>
            <draw:frame table:end-cell-address="Check_List.B94" table:end-x="0.6236in" table:end-y="0.1075in" draw:z-index="2" draw:name="http://jira.exoplatform.org/images/icons/link_out_bot.gif" draw:style-name="gr1" draw:text-style-name="P1" svg:width="0.622in" svg:height="0.035in" svg:x="0.0016in" svg:y="0.072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4" table:end-x="5.7913in" table:end-y="0.1232in" draw:z-index="3" draw:name="http://jira.exoplatform.org/images/icons/link_out_bot.gif" draw:style-name="gr1" draw:text-style-name="P1" svg:width="0.5165in" svg:height="0.0508in" svg:x="5.2748in" svg:y="0.072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2</text:p>
          </table:table-cell>
          <table:table-cell table:style-name="ce63" office:value-type="string">
            <text:p>Check Edit group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PLGTN_PLT_ORG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5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GTN_PLT_APPR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GTN_PLT_APPR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PGTN_PLT_APPR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8</text:p>
          </table:table-cell>
          <table:table-cell table:style-name="ce68" office:value-type="string">
            <text:p>Add a remote gadget into category when don't have any categories</text:p>
          </table:table-cell>
          <table:table-cell table:style-name="ce96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GTN_PLT_APPR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5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OTHERS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GTN_PLT_OTHERS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GTN_PLT_OTHERS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DASHBOARD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GTN_PLT_DASHBOARD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DASHBOARD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4" office:value-type="string">
            <text:p>GTN_PLT_DASHBOARD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3</text:p>
          </table:table-cell>
          <table:table-cell table:style-name="ce82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5</text:p>
          </table:table-cell>
          <table:table-cell table:style-name="ce81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2" office:value-type="string">
            <text:p>GTN_PLT_DASHBOARD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2" office:value-type="string">
            <text:p>GTN_PLT_DASHBOARD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7">
          <table:table-cell table:style-name="ce55"/>
          <table:table-cell table:style-name="ce61" table:number-columns-repeated="3"/>
          <table:table-cell table:formula="oooc:=COUNTA([.E3:.E268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Medium&quot;)" office:value-type="float" office:value="2">
            <text:p>2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TODO&quot;)" office:value-type="float" office:value="1">
            <text:p>1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OK&quot;)" office:value-type="float" office:value="137">
            <text:p>137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7">
          <table:table-cell table:style-name="ce55"/>
          <table:table-cell table:style-name="ce61" table:number-columns-repeated="3"/>
          <table:table-cell table:formula="oooc:=COUNTIF([.E3:.E268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7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7" table:number-rows-repeated="65253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0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2">
          <table:table-cell table:style-name="ce109" office:value-type="float" office:value="1">
            <text:p>001</text:p>
          </table:table-cell>
          <table:table-cell table:style-name="ce48" office:value-type="string">
            <text:p>GTN_PLT_ACC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characters in the middle (e.g: 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as the first (e.g: 1brice.revenant or 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7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7" table:number-rows-repeated="65462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ccount_register" table:style-name="ta1" table:print="false">
        <table:table-column table:style-name="co19" table:default-cell-style-name="ce107"/>
        <table:table-column table:style-name="co20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0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139" office:value-type="string">
            <text:p>GTN_PLT_ACR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characters in the middle (e.g: 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as the first (e.g: 1brice.revenant or 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GTN_PLT_ACR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4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7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7" table:number-rows-repeated="65461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Organization" table:style-name="ta1" table:print="false">
        <table:table-column table:style-name="co21" table:default-cell-style-name="ce107"/>
        <table:table-column table:style-name="co20" table:default-cell-style-name="ce144"/>
        <table:table-column table:style-name="co22" table:default-cell-style-name="ce146"/>
        <table:table-column table:style-name="co23" table:default-cell-style-name="ce146"/>
        <table:table-column table:style-name="co17" table:default-cell-style-name="ce146"/>
        <table:table-column table:style-name="co24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default-cell-style-name="ce146"/>
        <table:table-column table:style-name="co27" table:default-cell-style-name="ce146"/>
        <table:table-column table:style-name="co28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8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5">
          <table:table-cell table:style-name="ce109" office:value-type="float" office:value="1">
            <text:p>001</text:p>
          </table:table-cell>
          <table:table-cell table:style-name="ce50" office:value-type="string">
            <text:p>GTN_PLT_ORG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<text:span text:style-name="T19"> form is shown, includes:</text:span></text:p>
            <text:p>-<text:span text:style-name="T16"> User Management</text:span><text:span text:style-name="T19"> is chosen as default, existing 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2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1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icon will be 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GTN_PLT_ORG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ORG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Password</text:span><text:span text:style-name="T19"> are shown only when </text:span><text:span text:style-name="T7">Change Password </text:span><text:span text:style-name="T19">option is checked, otherwise, they're 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is selected</text:span></text:p>
            <text:p><text:span text:style-name="T19">- </text:span><text:span text:style-name="T7">Business Infor</text:span><text:span text:style-name="T19"> is displayed if this option 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GTN_PLT_ORG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GTN_PLT_ORG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GTN_PLT_ORG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2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Name, start 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7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GTN_PLT_ORG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GTN_PLT_ORG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2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Administration/ Advanced/ Manage Pages</text:span></text:p>
            <text:p><text:span text:style-name="T19">- Search pages of deleted 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  <text:p>- Add new node for group navigation</text:p>
          </table:table-cell>
          <table:table-cell table:style-name="ce102" office:value-type="string">
            <text:p>- Add group &amp; <text:s/>user into group successfully</text:p>
            <text:p>- Add new node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GTN_PLT_ORG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are <text:s/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GTN_PLT_ORG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created 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GTN_PLT_ORG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management</text:span><text:span text:style-name="T17"> 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from group (has no role in group anymore): </text:span></text:p>
            <text:p><text:span text:style-name="T29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GTN_PLT_ORG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GTN_PLT_ORG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GTN_PLT_ORG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GTN_PLT_ORG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GTN_PLT_ORG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GTN_PLT_ORG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corresponding to 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7" table:number-rows-repeated="591">
          <table:table-cell table:number-columns-repeated="256"/>
        </table:table-row>
        <table:table-row table:style-name="ro17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7" table:number-rows-repeated="6466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Application_Registry" table:style-name="ta1" table:print="false">
        <table:table-column table:style-name="co29" table:default-cell-style-name="ce107"/>
        <table:table-column table:style-name="co30" table:default-cell-style-name="ce163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10" table:number-columns-repeated="248" table:default-cell-style-name="ce164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22];[.$K1])" office:value-type="float" office:value="0">
            <text:p>0</text:p>
          </table:table-cell>
          <table:table-cell table:style-name="ce133" table:formula="oooc:=COUNTIF([.M$7:.M$1022];[.$K1])" office:value-type="float" office:value="0">
            <text:p>0</text:p>
          </table:table-cell>
          <table:table-cell table:style-name="ce133" table:formula="oooc:=COUNTIF([.N$7:.N$1022];[.$K1])" office:value-type="float" office:value="0">
            <text:p>0</text:p>
          </table:table-cell>
          <table:table-cell table:style-name="ce133" table:formula="oooc:=COUNTIF([.O$7:.O$1022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1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22];[.$K2])" office:value-type="float" office:value="0">
            <text:p>0</text:p>
          </table:table-cell>
          <table:table-cell table:style-name="ce133" table:formula="oooc:=COUNTIF([.M$7:.M$1022];[.$K2])" office:value-type="float" office:value="0">
            <text:p>0</text:p>
          </table:table-cell>
          <table:table-cell table:style-name="ce133" table:formula="oooc:=COUNTIF([.N$7:.N$1022];[.$K2])" office:value-type="float" office:value="0">
            <text:p>0</text:p>
          </table:table-cell>
          <table:table-cell table:style-name="ce133" table:formula="oooc:=COUNTIF([.O$7:.O$1022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22];[.$K3])" office:value-type="float" office:value="0">
            <text:p>0</text:p>
          </table:table-cell>
          <table:table-cell table:style-name="ce133" table:formula="oooc:=COUNTIF([.M$7:.M$1022];[.$K3])" office:value-type="float" office:value="0">
            <text:p>0</text:p>
          </table:table-cell>
          <table:table-cell table:style-name="ce133" table:formula="oooc:=COUNTIF([.N$7:.N$1022];[.$K3])" office:value-type="float" office:value="0">
            <text:p>0</text:p>
          </table:table-cell>
          <table:table-cell table:style-name="ce133" table:formula="oooc:=COUNTIF([.O$7:.O$1022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41])" office:value-type="float" office:value="80" table:number-columns-spanned="3" table:number-rows-spanned="1">
            <text:p>80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22];[.$K4])" office:value-type="float" office:value="0">
            <text:p>0</text:p>
          </table:table-cell>
          <table:table-cell table:style-name="ce133" table:formula="oooc:=COUNTIF([.M$7:.M$1022];[.$K4])" office:value-type="float" office:value="0">
            <text:p>0</text:p>
          </table:table-cell>
          <table:table-cell table:style-name="ce133" table:formula="oooc:=COUNTIF([.N$7:.N$1022];[.$K4])" office:value-type="float" office:value="0">
            <text:p>0</text:p>
          </table:table-cell>
          <table:table-cell table:style-name="ce133" table:formula="oooc:=COUNTIF([.O$7:.O$1022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22];[.$K5])" office:value-type="float" office:value="0">
            <text:p>0</text:p>
          </table:table-cell>
          <table:table-cell table:style-name="ce133" table:formula="oooc:=COUNTIF([.M$7:.M$1022];[.$K5])" office:value-type="float" office:value="0">
            <text:p>0</text:p>
          </table:table-cell>
          <table:table-cell table:style-name="ce133" table:formula="oooc:=COUNTIF([.N$7:.N$1022];[.$K5])" office:value-type="float" office:value="0">
            <text:p>0</text:p>
          </table:table-cell>
          <table:table-cell table:style-name="ce133" table:formula="oooc:=COUNTIF([.O$7:.O$1022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51" office:value-type="string">
            <text:p>GTN_PLT_APPR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GTN_PLT_APPR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Name</text:span><text:span text:style-name="T19"> with number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Name</text:span><text:span text:style-name="T19"> with dash characters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contains alpha, digit, underscore </text:span><text:span text:style-name="T34">and dash characters in the middle (e.g: 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GTN_PLT_APPR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the category doesn't exist or has been deleted.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GTN_PLT_APPR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GTN_PLT_APPR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GTN_PLT_APPR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GTN_PLT_APPR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GTN_PLT_APPR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GTN_PLT_APPR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GTN_PLT_APPR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GTN_PLT_APPR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GTN_PLT_APPR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GTN_PLT_APPR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GTN_PLT_APPR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GTN_PLT_APPR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URL blank 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2: Delete all category</text:p>
          </table:table-cell>
          <table:table-cell table:style-name="ce124" office:value-type="string">
            <text:p>- Select all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/>
          </table:table-cell>
          <table:table-cell table:style-name="ce184" office:value-type="string">
            <text:p>Show message alert There is no any category 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GTN_PLT_APPR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categories will be imported and listed 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 office:value-type="float" office:value="59">
            <text:p>059</text:p>
          </table:table-cell>
          <table:table-cell table:style-name="ce50" office:value-type="string">
            <text:p>GTN_PLT_APPR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3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 office:value-type="float" office:value="60">
            <text:p>060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 office:value-type="float" office:value="63">
            <text:p>063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 office:value-type="float" office:value="64">
            <text:p>064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 office:value-type="float" office:value="65">
            <text:p>065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 office:value-type="float" office:value="66">
            <text:p>066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068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 office:value-type="float" office:value="69">
            <text:p>069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70">
            <text:p>070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 office:value-type="float" office:value="71">
            <text:p>071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0" office:value-type="string">
            <text:p>GTN_PLT_APPR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3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GTN_PLT_APPR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 office:value-type="float" office:value="75">
            <text:p>075</text:p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6">
            <text:p>076</text:p>
          </table:table-cell>
          <table:table-cell table:style-name="ce51" office:value-type="string">
            <text:p>GTN_PLT_APPR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7">
            <text:p>077</text:p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8">
            <text:p>078</text:p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9">
            <text:p>079</text:p>
          </table:table-cell>
          <table:table-cell office:value-type="string">
            <text:p>GTN_PLT_APPR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 office:value-type="float" office:value="80">
            <text:p>080</text:p>
          </table:table-cell>
          <table:table-cell office:value-type="string">
            <text:p>GTN_PLT_APPR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2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7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7" table:visibility="filter" table:number-rows-repeated="64973">
          <table:table-cell table:number-columns-repeated="256"/>
        </table:table-row>
        <table:table-row table:style-name="ro17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7"/>
        <table:table-column table:style-name="co34" table:default-cell-style-name="ce144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39" table:default-cell-style-name="ce123"/>
        <table:table-column table:style-name="co40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GTN_PLT_OTHERS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GTN_PLT_OTHERS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GTN_PLT_OTHERS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GTN_PLT_OTHERS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2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GTN_PLT_OTHERS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GTN_PLT_OTHERS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GTN_PLT_OTHERS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GTN_PLT_OTHERS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GTN_PLT_OTHERS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GTN_PLT_OTHERS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GTN_PLT_OTHERS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39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GTN_PLT_OTHERS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dashboard and move mouse on </text:span><text:span text:style-name="T16">Site</text:span><text:span text:style-name="T19"> </text:span><text:span text:style-name="T7">editor or Group editor or 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add new page by wizard</text:span></text:p>
            <text:p><text:span text:style-name="T7">- Edit page: </text:span><text:span text:style-name="T19">user can 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edit layout of portal</text:span></text:p>
            <text:p><text:span text:style-name="T37">- Group editor:can add/edit page and edit layout of <text:s/>group</text:span></text:p>
            <text:p><text:span text:style-name="T37">- Dashboard editor: can add/edit page 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7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7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40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7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7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7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7" table:visibility="filter" table:number-rows-repeated="65451">
          <table:table-cell table:number-columns-repeated="256"/>
        </table:table-row>
        <table:table-row table:style-name="ro17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7"/>
        <table:table-column table:style-name="co41" table:default-cell-style-name="ce144"/>
        <table:table-column table:style-name="co10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5" table:default-cell-style-name="ce123"/>
        <table:table-column table:style-name="co40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8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GTN_PLT_DASHBOARD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GTN_PLT_DASHBOARD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GTN_PLT_DASHBOARD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GTN_PLT_DASHBOARD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GTN_PLT_DASHBOARD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4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2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2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27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GTN_PLT_DASHBOARD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GTN_PLT_DASHBOARD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7" table:number-rows-repeated="65467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ummary_Report" table:style-name="ta1" table:print="false">
        <table:table-column table:style-name="co42" table:default-cell-style-name="ce48"/>
        <table:table-column table:style-name="co43" table:default-cell-style-name="ce243"/>
        <table:table-column table:style-name="co44" table:default-cell-style-name="ce246"/>
        <table:table-column table:style-name="co45" table:default-cell-style-name="ce246"/>
        <table:table-column table:style-name="co46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240" office:value-type="string">
            <text:p>GTN_PLT_ACC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table:style-name="ce50" office:value-type="string">
            <text:p>GTN_PLT_ORG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table:style-name="ce50" office:value-type="string">
            <text:p>GTN_PLT_ORG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ORG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GTN_PLT_ORG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GTN_PLT_ORG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GTN_PLT_ORG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4]=[.$A20])*([Application_Registry.A$5:Application_Registry.A$1034]&lt;&gt;&quot;&quot;))" office:value-type="float" office:value="18">
            <text:p>18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4]=[.$A21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4]=[.$A22])*([Application_Registry.A$5:Application_Registry.A$1034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4]=[.$A23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4]=[.$A24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4]=[.$A25])*([Application_Registry.A$5:Application_Registry.A$1034]&lt;&gt;&quot;&quot;))" office:value-type="float" office:value="4">
            <text:p>4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4]=[.$A26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4]=[.$A27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table:style-name="ce51" office:value-type="string">
            <text:p>GTN_PLT_APPR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4]=[.$A28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4]=[.$A29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4]=[.$A30])*([Application_Registry.A$5:Application_Registry.A$1034]&lt;&gt;&quot;&quot;))" office:value-type="float" office:value="8">
            <text:p>8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4]=[.$A31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4]=[.$A32])*([Application_Registry.A$5:Application_Registry.A$1034]&lt;&gt;&quot;&quot;))" office:value-type="float" office:value="13">
            <text:p>13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4]=[.$A33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4]=[.$A34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4]=[.$A35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table:style-name="ce163" office:value-type="string">
            <text:p>GTN_PLT_APPR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table:number-columns-repeated="2" office:value-type="string">
            <text:p>Check or un-check import application </text:p>
          </table:table-cell>
          <table:table-cell table:formula="oooc:=SUMPRODUCT(([Application_Registry.B$5:Application_Registry.B$1034]=[.$A36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table:style-name="ce196" office:value-type="string">
            <text:p>GTN_PLT_OTHERS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6" office:value-type="string">
            <text:p>GTN_PLT_OTHERS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7" office:value-type="string">
            <text:p>GTN_PLT_OTHERS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7" office:value-type="string">
            <text:p>GTN_PLT_OTHERS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table:style-name="ce197" office:value-type="string">
            <text:p>GTN_PLT_OTHERS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table:style-name="ce139" office:value-type="string">
            <text:p>GTN_PLT_ACR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table:style-name="ce139" office:value-type="string">
            <text:p>GTN_PLT_ACR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7T15:45:46</dc:date>
    <meta:editing-cycles>652</meta:editing-cycles>
    <meta:editing-duration>P12DT1H32M24S</meta:editing-duration>
    <meta:user-defined meta:name="Info 1"/>
    <meta:user-defined meta:name="Info 2"/>
    <meta:user-defined meta:name="Info 3"/>
    <meta:user-defined meta:name="Info 4"/>
    <meta:document-statistic meta:table-count="9" meta:cell-count="8182" meta:object-count="6"/>
  </office:meta>
</office:document-meta>
</file>